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</style:style>
    <style:style style:name="P2" style:parent-style-name="Нормален" style:family="paragraph">
      <style:paragraph-properties fo:break-before="page"/>
    </style:style>
    <style:style style:name="P3" style:parent-style-name="Нормален" style:family="paragraph">
      <style:paragraph-properties fo:break-before="page"/>
    </style:style>
    <style:style style:name="P4" style:parent-style-name="Нормален" style:family="paragraph">
      <style:paragraph-properties fo:break-before="page"/>
    </style:style>
    <style:style style:name="P5" style:parent-style-name="Нормален" style:family="paragraph">
      <style:paragraph-properties fo:break-before="page"/>
    </style:style>
    <style:style style:name="P6" style:parent-style-name="Нормален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transform="translate(-3.15in -4.43487in) rotate(-1.5708) translate(3.15in 4.82931in)" draw:name="Картина 4" text:anchor-type="paragraph" svg:width="6.3in" svg:height="8.86974in" style:rel-width="scale" style:rel-height="scale"><draw:image xlink:href="media/image1.jpeg" xlink:type="simple" xlink:show="embed" xlink:actuate="onLoad"/><svg:title/><svg:desc/></draw:frame></text:p>
      <text:soft-page-break/>
      <text:p text:style-name="P2"><draw:frame draw:z-index="251659264" draw:style-name="a1" draw:transform="translate(-3.16667in -4.45833in) rotate(-1.5708) translate(3.16667in 4.84931in)" draw:name="Картина 5" text:anchor-type="paragraph" svg:width="6.33333in" svg:height="8.91667in" style:rel-width="scale" style:rel-height="scale"><draw:image xlink:href="media/image2.jpeg" xlink:type="simple" xlink:show="embed" xlink:actuate="onLoad"/><svg:title/><svg:desc/></draw:frame></text:p>
      <text:soft-page-break/>
      <text:p text:style-name="P3"><draw:frame draw:z-index="251660288" draw:style-name="a2" draw:transform="translate(-3.16667in -4.45833in) rotate(-1.5708) translate(3.16667in 4.84931in)" draw:name="Картина 6" text:anchor-type="paragraph" svg:width="6.33333in" svg:height="8.91667in" style:rel-width="scale" style:rel-height="scale"><draw:image xlink:href="media/image3.jpeg" xlink:type="simple" xlink:show="embed" xlink:actuate="onLoad"/><svg:title/><svg:desc/></draw:frame></text:p>
      <text:soft-page-break/>
      <text:p text:style-name="P4"><draw:frame draw:z-index="251661312" draw:style-name="a3" draw:transform="translate(-3.16667in -4.45833in) rotate(-1.5708) translate(3.16667in 4.84931in)" draw:name="Картина 7" text:anchor-type="paragraph" svg:width="6.33333in" svg:height="8.91667in" style:rel-width="scale" style:rel-height="scale"><draw:image xlink:href="media/image4.jpeg" xlink:type="simple" xlink:show="embed" xlink:actuate="onLoad"/><svg:title/><svg:desc/></draw:frame></text:p>
      <text:soft-page-break/>
      <text:p text:style-name="P5"><draw:frame draw:z-index="251662336" draw:style-name="a4" draw:transform="translate(-3.16667in -4.45833in) rotate(-1.5708) translate(2.67083in 4.34931in)" draw:name="Картина 8" text:anchor-type="paragraph" svg:width="6.33333in" svg:height="8.91667in" style:rel-width="scale" style:rel-height="scale"><draw:image xlink:href="media/image5.jpeg" xlink:type="simple" xlink:show="embed" xlink:actuate="onLoad"/><svg:title/><svg:desc/></draw:frame></text:p>
      <text:soft-page-break/>
      <text:p text:style-name="P6"><draw:frame draw:z-index="251664384" draw:style-name="a5" draw:name="Картина 10" text:anchor-type="paragraph" svg:x="0in" svg:y="4.82847in" svg:width="8.13679in" svg:height="5.75in" style:rel-width="scale" style:rel-height="scale"><draw:image xlink:href="media/image6.jpeg" xlink:type="simple" xlink:show="embed" xlink:actuate="onLoad"/><svg:title/><svg:desc/></draw:frame><draw:frame draw:z-index="251663360" draw:style-name="a6" draw:transform="translate(-3.15in -4.43487in) rotate(-1.5708) translate(3.15in 2.16403in)" draw:name="Картина 9" text:anchor-type="paragraph" svg:width="6.3in" svg:height="8.86974in" style:rel-width="scale" style:rel-height="scale"><draw:image xlink:href="media/image7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Горенколонтитул" style:display-name="Гор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selin</meta:initial-creator>
    <dc:creator>Veselin</dc:creator>
    <meta:creation-date>2020-12-11T12:10:00Z</meta:creation-date>
    <dc:date>2020-12-11T12:17:00Z</dc:date>
    <meta:template xlink:href="Normal" xlink:type="simple"/>
    <meta:editing-cycles>1</meta:editing-cycles>
    <meta:editing-duration>PT420S</meta:editing-duration>
    <meta:document-statistic meta:page-count="6" meta:paragraph-count="1" meta:word-count="2" meta:character-count="17" meta:row-count="1" meta:non-whitespace-character-count="16"/>
  </office:meta>
</office:document-meta>
</file>